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0000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style:style style:name="P3" style:family="paragraph" style:parent-style-name="Standard">
      <style:paragraph-properties fo:background-color="#c0c0c0">
        <style:background-image/>
      </style:paragraph-properties>
    </style:style>
    <style:style style:name="P4" style:family="paragraph" style:parent-style-name="Standard">
      <style:paragraph-properties fo:background-color="#0000ff">
        <style:background-image/>
      </style:paragraph-properties>
      <style:text-properties fo:font-size="18pt" fo:font-style="normal" fo:font-weight="bold" style:font-size-asian="18pt" style:font-style-asian="normal" style:font-weight-asian="bold" style:font-size-complex="18pt"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FAQ</text:p>
      <text:p text:style-name="Standard"/>
      <text:p text:style-name="P1">'How can I change where the image database is situated ?'</text:p>
      <text:p text:style-name="Standard"/>
      <text:p text:style-name="Standard">Go to the daemons directory and edit 'daemon.rc'. <text:s/>Look for the subsection '[dirs]' and the option'images_dir = /var/lib/kmotion/images'. Change the path to point to your desired location. <text:s/>You will need to get kmotion to reconfigure itself either by re-booting your sever or executing './daemon_manual' and selecting option '3' followed by <text:s/>option '4'</text:p>
      <text:p text:style-name="Standard"/>
      <text:p text:style-name="P1">'How can I change where directory X is situated ?'</text:p>
      <text:p text:style-name="Standard"/>
      <text:p text:style-name="Standard">In exactly the same way as you change where the image database is situated.</text:p>
      <text:p text:style-name="Standard"/>
      <text:p text:style-name="P1">'How can I change where the kmotion directory <text:s/>is situated ?'</text:p>
      <text:p text:style-name="Standard"/>
      <text:p text:style-name="Standard">Move the kmotion directory to your desired location. Go to the daemons directory and edit 'daemon.rc'. Look for the subsection '[dirs]' and change all the paths to point to their new locations. <text:s/>You will need to get kmotion to reconfigure itself either by re-booting your sever or executing './daemon_manual' and selecting option '3' followed by <text:s/>option '4' </text:p>
      <text:p text:style-name="Standard"/>
      <text:p text:style-name="P1">'How can I change the maximum size of the images database ?'</text:p>
      <text:p text:style-name="Standard"/>
      <text:p text:style-name="Standard">Go to the daemons directory and edit 'daemon.rc'. <text:s/>Look for the subsection '[storage]' and the option 'size_gb = 5'. <text:s/>Change this value to your new maximum size in GB. <text:s/>When the image database grows to 90% of this value the oldest dated jpegs are deleted.</text:p>
      <text:p text:style-name="Standard"/>
      <text:p text:style-name="P1">'How can I change the reporting level of the daemons ?'</text:p>
      <text:p text:style-name="Standard"/>
      <text:p text:style-name="Standard">Go to the daemons directory and edit 'daemon.rc'. <text:s/>Look for the subsection '[debug]' and the option 'log_level = WARN'. <text:s/>Change this value to EMERG, ALERT, CRIT, ERR, WARNING, NOTICE, INFO or DEBUG. <text:s/>Live logging can be seen by executing 'tail -f /var/log/messages'</text:p>
      <text:p text:style-name="Standard"/>
      <text:p text:style-name="P1">'What else can I change in daemon.rc ?'</text:p>
      <text:p text:style-name="Standard"/>
      <text:p text:style-name="Standard">Do not change anything other than options in the '[dirs]', '[storage]', or '[debug]' sections doing so will crash kmotion</text:p>
      <text:p text:style-name="Standard"/>
      <text:p text:style-name="P1">'How can I change the contents of the kmotion_vhost file ?'</text:p>
      <text:p text:style-name="Standard"/>
      <text:p text:style-name="Standard">The 'kmotion_vhost' file is generated by kmotion from the 'kmotion_vhost_template' file. <text:s/>Goto the 'apache2_config' directory and edit 'kmotion_vhost_template' respecting %xxxx% strings. <text:s/>These strings are expanded to the correct paths when 'kmotion_vhost' is generated. <text:s/>You will need to get kmotion to reconfigure itself either by re-booting your sever or executing './daemon_manual' and selecting option '3' followed by <text:s/>option '4' and restart apache by executing '/etc/init.d/apache2 restart'.</text:p>
      <text:p text:style-name="Standard"/>
      <text:p text:style-name="P1">'What is in the misc_config directory ?'</text:p>
      <text:p text:style-name="Standard"/>
      <text:p text:style-name="Standard">The 'misc_config' directory contains configs and files generated and used by kmotion. <text:s/>Do not change anything in this directory.</text:p>
      <text:p text:style-name="Standard"/>
      <text:p text:style-name="Standard"><text:soft-page-break/><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kmotion web viewer consists of a Python back end, an images database &amp; a PHP/Javascript front end. This section gives an overview to help developers understand what is happening under the hood.</text:p>
      <text:p text:style-name="Standard"/>
      <text:p text:style-name="P2">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kmotion_hkd1'</text:p>
      <text:p text:style-name="Standard"/>
      <text:p text:style-name="Standard">'kmotion_hkd1.py' is the master daemon running on a 15 minutes cycle. <text:s/>It calculates the size of today's jpegs in the images database and updates the 'size' file for today. It then adds the values of all '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kmotion_hkd2'</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1">Generating configs ...</text:p>
      <text:p text:style-name="Standard"/>
      <text:p text:style-name="Standard">kmotion can be installed anywhere on your system. One of the side effects of this is that certain config files have to be generated by kmotion on startup. <text:s/>The one constant config file is 'daemon.rc' which is located in the daemons directory and accessed by the daemons with a relative path './'</text:p>
      <text:p text:style-name="Standard"><text:soft-page-break/></text:p>
      <text:p text:style-name="Standard">'gen_start_sh' generates the 'kmotion_start.sh' bash script that can be called from anywhere, it cd's to the daemon directory and calls 'daemon_start.py'</text:p>
      <text:p text:style-name="Standard"/>
      <text:p text:style-name="Standard">'gen_vhost' reads 'daemon.rc' and creates a vhost file 'kmotion_vhost' from 'kmotion_vhost_template' with paths expanded as defined in 'daemon.rc'</text:p>
      <text:p text:style-name="Standard"/>
      <text:p text:style-name="Standard">'gen_rc_motion' reads in both 'daemon.rc' and 'motions' 'motion.conf'. <text:s/>It generates 'www.rc' for the PHP/Javascript front end and a modified version of 'motion.conf' for 'motion' to execute complete with paths expanded as defined in 'daemon.rc'</text:p>
      <text:p text:style-name="Standard"/>
      <text:p text:style-name="P1">Tools ...</text:p>
      <text:p text:style-name="Standard"/>
      <text:p text:style-name="Standard">There is one useful command line tool that I use to debug the back end.</text:p>
      <text:p text:style-name="Standard"/>
      <text:p text:style-name="Standard">'daemon_manual.py' gives you control of the daemons and reports on the daemons status, you can start, stop and reload their configs. <text:s/>In addition motion status lines show if there is a 'motion.conf' <text:s text:c="2"/>error.</text:p>
      <text:p text:style-name="Standard"/>
      <text:p text:style-name="P2">The images database</text:p>
      <text:p text:style-name="Standard"/>
      <text:p text:style-name="Standard">kmotion uses a custom database structure consisting of nested directories to store motion generated jpegs.</text:p>
      <text:p text:style-name="Standard"/>
      <text:p text:style-name="P1">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The images first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size' containing an integer number. This number is the latest estimate of the number of bytes held in the current directory. The current days 'size' <text:s/>is updated every 15 mins by 'kmotion_hkd1.py'. The value of each 'size' file in each of the available date directories is added together to decide if culling of the oldest dated directories is necessary. <text:s/>This is also performed by 'kmotion_hkd1.py'</text:p>
      <text:p text:style-name="Standard"/>
      <text:p text:style-name="P1">The images second nested directory .../images/YYYYMMDD/NN/ contains</text:p>
      <text:p text:style-name="Standard"/>
      <text:p text:style-name="Standard">A file called 'last_jpeg' containing a path and filename. This points to the last jpeg for this particular thread or feed. <text:s/>It points to a jpeg in either the 'tmp' or 'video' directories. This file is updated by <text:soft-page-break/>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The images third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any jpegs pointed to by 'last_jpeg' are around long enough to be used by the PHP/Javascript front end.</text:p>
      <text:p text:style-name="Standard"/>
      <text:p text:style-name="P1">The images third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The images fourth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3-11T13:12:47</meta:creation-date>
    <dc:date>2008-03-13T19:13:47</dc:date>
    <meta:editing-cycles>36</meta:editing-cycles>
    <meta:editing-duration>PT4H48M46S</meta:editing-duration>
    <meta:user-defined meta:name="Info 1"/>
    <meta:user-defined meta:name="Info 2"/>
    <meta:user-defined meta:name="Info 3"/>
    <meta:user-defined meta:name="Info 4"/>
    <meta:document-statistic meta:table-count="0" meta:image-count="0" meta:object-count="0" meta:page-count="4" meta:paragraph-count="57" meta:word-count="1554" meta:character-count="9434"/>
  </office:meta>
</office:document-meta>
</file>